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2.417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1.625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3" table:default-cell-style-name="ce3"/>
        <table:table-column table:style-name="co3" table:number-columns-repeated="4" table:default-cell-style-name="ce2"/>
        <table:table-row table:style-name="ro1" table:number-rows-repeated="2">
          <table:table-cell table:number-columns-repeated="2"/>
          <table:table-cell table:style-name="Default" table:number-columns-repeated="11"/>
        </table:table-row>
        <table:table-row table:style-name="ro2">
          <table:table-cell table:style-name="ce1" office:value-type="string">
            <text:p>Planned opening</text:p>
          </table:table-cell>
          <table:table-cell table:style-name="ce1"/>
          <table:table-cell table:style-name="ce1" office:value-type="string" table:number-columns-spanned="2" table:number-rows-spanned="1">
            <text:p>Project</text:p>
          </table:table-cell>
          <table:covered-table-cell table:style-name="Default"/>
          <table:table-cell table:style-name="ce1" office:value-type="string" table:number-columns-spanned="2" table:number-rows-spanned="1">
            <text:p>Terminus</text:p>
          </table:table-cell>
          <table:covered-table-cell table:style-name="Default"/>
          <table:table-cell table:style-name="ce1" office:value-type="string">
            <text:p>Track type</text:p>
          </table:table-cell>
          <table:table-cell table:style-name="ce1" office:value-type="string">
            <text:p>Cars <text:a xlink:href="https://en.wikipedia.org/wiki/Chongqing_Rail_Transit#cite_note-:2-17">[Note 2]</text:a></text:p>
          </table:table-cell>
          <table:table-cell table:style-name="ce1" office:value-type="string">
            <text:p>Length (km)</text:p>
          </table:table-cell>
          <table:table-cell table:style-name="ce1" office:value-type="string">
            <text:p>New stations</text:p>
          </table:table-cell>
          <table:table-cell table:style-name="ce1" office:value-type="string">
            <text:p>Start of construc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table:style-name="ce2" office:value-type="string">
            <text:p>December 2018</text:p>
          </table:table-cell>
          <table:table-cell table:style-name="ce2" office:value-type="string">
            <text:p>X</text:p>
          </table:table-cell>
          <table:table-cell office:value-type="string">
            <text:p> <text:a xlink:href="https://en.wikipedia.org/wiki/Line_4_(Chongqing_Rail_Transit)">4</text:a> </text:p>
          </table:table-cell>
          <table:table-cell office:value-type="string">
            <text:p>Phase 1</text:p>
          </table:table-cell>
          <table:table-cell office:value-type="string">
            <text:p><text:a xlink:href="https://en.wikipedia.org/w/index.php?title=Min%27andadao_Station&amp;action=edit&amp;redlink=1">Min'an Ave.</text:a></text:p>
          </table:table-cell>
          <table:table-cell office:value-type="string">
            <text:p><text:a xlink:href="https://en.wikipedia.org/w/index.php?title=Tangjiatuo_Station&amp;action=edit&amp;redlink=1">Tangjiatuo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office:value-type="date" office:date-value="2018-06-15">
            <text:p>15/06/18</text:p>
          </table:table-cell>
          <table:table-cell office:value-type="float" office:value="9">
            <text:p>9</text:p>
          </table:table-cell>
          <table:table-cell office:value-type="string">
            <text:p>3 December 2013</text:p>
          </table:table-cell>
          <table:table-cell office:value-type="string">
            <text:p>Debugging</text:p>
          </table:table-cell>
          <table:table-cell office:value-type="string">
            <text:p><text:a xlink:href="https://en.wikipedia.org/wiki/Chongqing_Rail_Transit#cite_note-:2-41">[36]</text:a></text:p>
          </table:table-cell>
        </table:table-row>
        <table:table-row table:style-name="ro3">
          <table:table-cell table:style-name="ce2" office:value-type="string">
            <text:p>December 2018</text:p>
          </table:table-cell>
          <table:table-cell table:style-name="ce2" office:value-type="string">
            <text:p>X</text:p>
          </table:table-cell>
          <table:table-cell office:value-type="string">
            <text:p> <text:a xlink:href="https://en.wikipedia.org/wiki/Loop_line_(Chongqing_Rail_Transit)">Loop</text:a> </text:p>
          </table:table-cell>
          <table:table-cell office:value-type="string">
            <text:p>Northeastern Section (through Chongqing North Railway Station)</text:p>
          </table:table-cell>
          <table:table-cell office:value-type="string">
            <text:p><text:a xlink:href="https://en.wikipedia.org/w/index.php?title=Chongqing_Library_Station&amp;action=edit&amp;redlink=1">Chongqing Library</text:a></text:p>
          </table:table-cell>
          <table:table-cell office:value-type="string">
            <text:p><text:a xlink:href="https://en.wikipedia.org/w/index.php?title=Haixialu_Station&amp;action=edit&amp;redlink=1">Haixialu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office:value-type="date" office:date-value="2018-01-30">
            <text:p>30/01/18</text:p>
          </table:table-cell>
          <table:table-cell office:value-type="float" office:value="22">
            <text:p>22</text:p>
          </table:table-cell>
          <table:table-cell office:value-type="string">
            <text:p>28 October 2013</text:p>
          </table:table-cell>
          <table:table-cell office:value-type="string">
            <text:p>Debugging</text:p>
          </table:table-cell>
          <table:table-cell office:value-type="string">
            <text:p><text:a xlink:href="https://en.wikipedia.org/wiki/Chongqing_Rail_Transit#cite_note-:7-42">[37]</text:a></text:p>
          </table:table-cell>
        </table:table-row>
        <table:table-row table:style-name="ro3">
          <table:table-cell table:style-name="ce2" office:value-type="float" office:value="2019" table:number-columns-spanned="1" table:number-rows-spanned="3">
            <text:p>2019</text:p>
          </table:table-cell>
          <table:table-cell table:style-name="ce2" office:value-type="string">
            <text:p>X</text:p>
          </table:table-cell>
          <table:table-cell office:value-type="string">
            <text:p> <text:a xlink:href="https://en.wikipedia.org/wiki/Loop_line_(Chongqing_Rail_Transit)">Loop</text:a> </text:p>
          </table:table-cell>
          <table:table-cell office:value-type="string">
            <text:p>Southwestern Section (through Chongqing West Railway Station)</text:p>
          </table:table-cell>
          <table:table-cell office:value-type="string">
            <text:p><text:a xlink:href="https://en.wikipedia.org/w/index.php?title=Chongqing_Library_Station&amp;action=edit&amp;redlink=1">Chongqing Library</text:a></text:p>
          </table:table-cell>
          <table:table-cell office:value-type="string">
            <text:p><text:a xlink:href="https://en.wikipedia.org/w/index.php?title=Haixialu_Station&amp;action=edit&amp;redlink=1">Haixialu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office:value-type="date" office:date-value="2018-08-20">
            <text:p>20/08/18</text:p>
          </table:table-cell>
          <table:table-cell office:value-type="float" office:value="11">
            <text:p>11</text:p>
          </table:table-cell>
          <table:table-cell office:value-type="string">
            <text:p>28 October 2013</text:p>
          </table:table-cell>
          <table:table-cell office:value-type="string">
            <text:p>Under construction</text:p>
          </table:table-cell>
          <table:table-cell office:value-type="string">
            <text:p><text:a xlink:href="https://en.wikipedia.org/wiki/Chongqing_Rail_Transit#cite_note-:7-42">[37]</text:a></text:p>
          </table:table-cell>
        </table:table-row>
        <table:table-row table:style-name="ro2">
          <table:covered-table-cell/>
          <table:table-cell office:value-type="string">
            <text:p>X</text:p>
          </table:table-cell>
          <table:table-cell office:value-type="string">
            <text:p> <text:a xlink:href="https://en.wikipedia.org/wiki/Line_1_(Chongqing_Rail_Transit)">1</text:a> </text:p>
          </table:table-cell>
          <table:table-cell office:value-type="string">
            <text:p>Bishan Extension</text:p>
          </table:table-cell>
          <table:table-cell office:value-type="string">
            <text:p><text:a xlink:href="https://en.wikipedia.org/wiki/Jiandingpo_Station">Jiandingpo</text:a></text:p>
          </table:table-cell>
          <table:table-cell office:value-type="string">
            <text:p><text:a xlink:href="https://en.wikipedia.org/w/index.php?title=Bishan_Station_(Chongqing)&amp;action=edit&amp;redlink=1">Bishan</text:a></text:p>
          </table:table-cell>
          <table:table-cell office:value-type="string">
            <text:p>Heavy-rail</text:p>
          </table:table-cell>
          <table:table-cell office:value-type="string">
            <text:p>6B</text:p>
          </table:table-cell>
          <table:table-cell office:value-type="date" office:date-value="2018-06-05">
            <text:p>05/06/18</text:p>
          </table:table-cell>
          <table:table-cell office:value-type="float" office:value="1">
            <text:p>1</text:p>
          </table:table-cell>
          <table:table-cell office:value-type="string">
            <text:p>18 June 2014</text:p>
          </table:table-cell>
          <table:table-cell office:value-type="string">
            <text:p>Under construction</text:p>
          </table:table-cell>
          <table:table-cell office:value-type="string">
            <text:p><text:a xlink:href="https://en.wikipedia.org/wiki/Chongqing_Rail_Transit#cite_note-43">[38]</text:a></text:p>
          </table:table-cell>
        </table:table-row>
        <table:table-row table:style-name="ro4">
          <table:covered-table-cell/>
          <table:table-cell office:value-type="string">
            <text:p>X</text:p>
          </table:table-cell>
          <table:table-cell office:value-type="string">
            <text:p> <text:a xlink:href="https://en.wikipedia.org/wiki/Line_5_(Chongqing_Rail_Transit)">5</text:a> </text:p>
          </table:table-cell>
          <table:table-cell office:value-type="string">
            <text:p>Phase 1 - Southern Section</text:p>
          </table:table-cell>
          <table:table-cell office:value-type="string">
            <text:p><text:a xlink:href="https://en.wikipedia.org/wiki/Xietaizi_Station">Xietaizi</text:a></text:p>
          </table:table-cell>
          <table:table-cell office:value-type="string">
            <text:p><text:a xlink:href="https://en.wikipedia.org/w/index.php?title=Tiaodeng_Station&amp;action=edit&amp;redlink=1">Tiaodeng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office:value-type="date" office:date-value="2018-08-15">
            <text:p>15/08/18</text:p>
          </table:table-cell>
          <table:table-cell office:value-type="float" office:value="13">
            <text:p>13</text:p>
          </table:table-cell>
          <table:table-cell office:value-type="string">
            <text:p>3 December 2013</text:p>
          </table:table-cell>
          <table:table-cell office:value-type="string">
            <text:p>Under construction</text:p>
          </table:table-cell>
          <table:table-cell office:value-type="string">
            <text:p><text:a xlink:href="https://en.wikipedia.org/wiki/Chongqing_Rail_Transit#cite_note-:2-41">[36]</text:a></text:p>
          </table:table-cell>
        </table:table-row>
        <table:table-row table:style-name="ro2">
          <table:table-cell table:style-name="ce2" office:value-type="float" office:value="2020" table:number-columns-spanned="1" table:number-rows-spanned="4">
            <text:p>2020</text:p>
          </table:table-cell>
          <table:table-cell table:style-name="ce2" office:value-type="string">
            <text:p>X</text:p>
          </table:table-cell>
          <table:table-cell office:value-type="string">
            <text:p> <text:a xlink:href="https://en.wikipedia.org/wiki/Line_5_(Chongqing_Rail_Transit)">5</text:a> </text:p>
          </table:table-cell>
          <table:table-cell office:value-type="string">
            <text:p>Phase 1 - Central Section</text:p>
          </table:table-cell>
          <table:table-cell office:value-type="string">
            <text:p><text:a xlink:href="https://en.wikipedia.org/w/index.php?title=Dashiba_Station&amp;action=edit&amp;redlink=1">Dashiba</text:a></text:p>
          </table:table-cell>
          <table:table-cell office:value-type="string">
            <text:p><text:a xlink:href="https://en.wikipedia.org/wiki/Xietaizi_Station">Xietaizi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office:value-type="date" office:date-value="2018-07-04">
            <text:p>04/07/18</text:p>
          </table:table-cell>
          <table:table-cell office:value-type="float" office:value="2">
            <text:p>2</text:p>
          </table:table-cell>
          <table:table-cell office:value-type="string">
            <text:p>3 December 2013</text:p>
          </table:table-cell>
          <table:table-cell office:value-type="string">
            <text:p>Under construction</text:p>
          </table:table-cell>
          <table:table-cell office:value-type="string">
            <text:p><text:a xlink:href="https://en.wikipedia.org/wiki/Chongqing_Rail_Transit#cite_note-:2-41">[36]</text:a></text:p>
          </table:table-cell>
        </table:table-row>
        <table:table-row table:style-name="ro4">
          <table:covered-table-cell/>
          <table:table-cell office:value-type="string">
            <text:p>?</text:p>
          </table:table-cell>
          <table:table-cell office:value-type="string">
            <text:p> <text:a xlink:href="https://en.wikipedia.org/w/index.php?title=Line_S5_(Chongqing_Suburban_Railway)&amp;action=edit&amp;redlink=1">S5</text:a> </text:p>
          </table:table-cell>
          <table:table-cell office:value-type="string">
            <text:p>Jiangjin line - Phase 1</text:p>
          </table:table-cell>
          <table:table-cell office:value-type="string">
            <text:p><text:a xlink:href="https://en.wikipedia.org/w/index.php?title=Tiaodeng_Station&amp;action=edit&amp;redlink=1">Tiaodeng</text:a></text:p>
          </table:table-cell>
          <table:table-cell office:value-type="string">
            <text:p><text:a xlink:href="https://en.wikipedia.org/w/index.php?title=Shengquansi_Station&amp;action=edit&amp;redlink=1">Shengquansi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office:value-type="date" office:date-value="2018-07-26">
            <text:p>26/07/18</text:p>
          </table:table-cell>
          <table:table-cell office:value-type="float" office:value="6">
            <text:p>6</text:p>
          </table:table-cell>
          <table:table-cell office:value-type="string">
            <text:p>10 June 2015</text:p>
          </table:table-cell>
          <table:table-cell office:value-type="string">
            <text:p>Under construction</text:p>
          </table:table-cell>
          <table:table-cell office:value-type="string">
            <text:p><text:a xlink:href="https://en.wikipedia.org/wiki/Chongqing_Rail_Transit#cite_note-44">[39]</text:a></text:p>
          </table:table-cell>
        </table:table-row>
        <table:table-row table:style-name="ro5">
          <table:covered-table-cell/>
          <table:table-cell office:value-type="string">
            <text:p>X</text:p>
          </table:table-cell>
          <table:table-cell office:value-type="string">
            <text:p> <text:a xlink:href="https://en.wikipedia.org/wiki/Line_6_(Chongqing_Rail_Transit)#International_Expo_branch">6I</text:a> </text:p>
          </table:table-cell>
          <table:table-cell office:value-type="string">
            <text:p>International Expo branch - Phase 2</text:p>
          </table:table-cell>
          <table:table-cell office:value-type="string">
            <text:p><text:a xlink:href="https://en.wikipedia.org/w/index.php?title=Yuelai_Station&amp;action=edit&amp;redlink=1">Yuelai</text:a></text:p>
          </table:table-cell>
          <table:table-cell office:value-type="string">
            <text:p><text:a xlink:href="https://en.wikipedia.org/w/index.php?title=Shaheba_Station&amp;action=edit&amp;redlink=1">Shaheba</text:a></text:p>
          </table:table-cell>
          <table:table-cell office:value-type="string">
            <text:p>Heavy-rail</text:p>
          </table:table-cell>
          <table:table-cell office:value-type="string">
            <text:p>6B</text:p>
          </table:table-cell>
          <table:table-cell table:style-name="ce2" office:value-type="string">
            <text:p>13.71</text:p>
          </table:table-cell>
          <table:table-cell office:value-type="float" office:value="7">
            <text:p>7</text:p>
          </table:table-cell>
          <table:table-cell office:value-type="string">
            <text:p>28 October 2016</text:p>
          </table:table-cell>
          <table:table-cell office:value-type="string">
            <text:p>Under construction</text:p>
          </table:table-cell>
          <table:table-cell office:value-type="string">
            <text:p><text:a xlink:href="https://en.wikipedia.org/wiki/Chongqing_Rail_Transit#cite_note-:6-45">[40]</text:a></text:p>
          </table:table-cell>
        </table:table-row>
        <table:table-row table:style-name="ro2">
          <table:covered-table-cell/>
          <table:table-cell office:value-type="string">
            <text:p>X</text:p>
          </table:table-cell>
          <table:table-cell office:value-type="string">
            <text:p> <text:a xlink:href="https://en.wikipedia.org/wiki/Line_9_(Chongqing_Rail_Transit)">9</text:a> </text:p>
          </table:table-cell>
          <table:table-cell office:value-type="string">
            <text:p>Phase 1</text:p>
          </table:table-cell>
          <table:table-cell office:value-type="string">
            <text:p><text:a xlink:href="https://en.wikipedia.org/w/index.php?title=Xinqiao_Station&amp;action=edit&amp;redlink=1">Xinqiao</text:a></text:p>
          </table:table-cell>
          <table:table-cell office:value-type="string">
            <text:p><text:a xlink:href="https://en.wikipedia.org/w/index.php?title=Xingkedadao_Station&amp;action=edit&amp;redlink=1">Xingke Ave.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table:style-name="ce2" office:value-type="string">
            <text:p>32.3</text:p>
          </table:table-cell>
          <table:table-cell office:value-type="float" office:value="25">
            <text:p>25</text:p>
          </table:table-cell>
          <table:table-cell office:value-type="string">
            <text:p>28 September 2016</text:p>
          </table:table-cell>
          <table:table-cell office:value-type="string">
            <text:p>Under construction</text:p>
          </table:table-cell>
          <table:table-cell office:value-type="string">
            <text:p><text:a xlink:href="https://en.wikipedia.org/wiki/Chongqing_Rail_Transit#cite_note-:5-46">[41]</text:a></text:p>
          </table:table-cell>
        </table:table-row>
        <table:table-row table:style-name="ro2">
          <table:table-cell table:style-name="ce2" office:value-type="float" office:value="2021" table:number-columns-spanned="1" table:number-rows-spanned="2">
            <text:p>2021</text:p>
          </table:table-cell>
          <table:table-cell table:style-name="ce2" office:value-type="string">
            <text:p>X</text:p>
          </table:table-cell>
          <table:table-cell office:value-type="string">
            <text:p> <text:a xlink:href="https://en.wikipedia.org/wiki/Line_10_(Chongqing_Rail_Transit)">10</text:a> </text:p>
          </table:table-cell>
          <table:table-cell office:value-type="string">
            <text:p>Phase 2</text:p>
          </table:table-cell>
          <table:table-cell office:value-type="string">
            <text:p><text:a xlink:href="https://en.wikipedia.org/w/index.php?title=Lanhua_Road_Station&amp;action=edit&amp;redlink=1">Lanhua Rd.</text:a></text:p>
          </table:table-cell>
          <table:table-cell office:value-type="string">
            <text:p><text:a xlink:href="https://en.wikipedia.org/w/index.php?title=Liyuchi_Station&amp;action=edit&amp;redlink=1">Liyuchi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office:value-type="date" office:date-value="2018-03-11">
            <text:p>11/03/18</text:p>
          </table:table-cell>
          <table:table-cell office:value-type="float" office:value="8">
            <text:p>8</text:p>
          </table:table-cell>
          <table:table-cell office:value-type="string">
            <text:p>28 October 2016</text:p>
          </table:table-cell>
          <table:table-cell office:value-type="string">
            <text:p>Under construction</text:p>
          </table:table-cell>
          <table:table-cell office:value-type="string">
            <text:p><text:a xlink:href="https://en.wikipedia.org/wiki/Chongqing_Rail_Transit#cite_note-:6-45">[40]</text:a></text:p>
          </table:table-cell>
        </table:table-row>
        <table:table-row table:style-name="ro2">
          <table:covered-table-cell/>
          <table:table-cell office:value-type="string">
            <text:p>X</text:p>
          </table:table-cell>
          <table:table-cell office:value-type="string">
            <text:p> <text:a xlink:href="https://en.wikipedia.org/wiki/Line_9_(Chongqing_Rail_Transit)">9</text:a> </text:p>
          </table:table-cell>
          <table:table-cell office:value-type="string">
            <text:p>Phase 2</text:p>
          </table:table-cell>
          <table:table-cell office:value-type="string">
            <text:p><text:a xlink:href="https://en.wikipedia.org/w/index.php?title=Xingkedadao_Station&amp;action=edit&amp;redlink=1">Xingke Ave.</text:a></text:p>
          </table:table-cell>
          <table:table-cell office:value-type="string">
            <text:p><text:a xlink:href="https://en.wikipedia.org/w/index.php?title=Huashigou_Station&amp;action=edit&amp;redlink=1">Huashigou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office:value-type="date" office:date-value="1977-10-01">
            <text:p>01/10/77</text:p>
          </table:table-cell>
          <table:table-cell office:value-type="float" office:value="5">
            <text:p>5</text:p>
          </table:table-cell>
          <table:table-cell office:value-type="string">
            <text:p>Late 2017</text:p>
          </table:table-cell>
          <table:table-cell office:value-type="string">
            <text:p>Under construction</text:p>
          </table:table-cell>
          <table:table-cell office:value-type="string">
            <text:p><text:a xlink:href="https://en.wikipedia.org/wiki/Chongqing_Rail_Transit#cite_note-:5-46">[41]</text:a></text:p>
          </table:table-cell>
        </table:table-row>
        <table:table-row table:style-name="ro2">
          <table:table-cell table:style-name="ce2" office:value-type="float" office:value="2022" table:number-columns-spanned="1" table:number-rows-spanned="4">
            <text:p>2022</text:p>
          </table:table-cell>
          <table:table-cell table:style-name="ce2" office:value-type="float" office:value="2025">
            <text:p>2025</text:p>
          </table:table-cell>
          <table:table-cell office:value-type="string">
            <text:p> <text:a xlink:href="https://en.wikipedia.org/wiki/Line_4_(Chongqing_Rail_Transit)">4</text:a> </text:p>
          </table:table-cell>
          <table:table-cell office:value-type="string">
            <text:p>Phase 2</text:p>
          </table:table-cell>
          <table:table-cell office:value-type="string">
            <text:p><text:a xlink:href="https://en.wikipedia.org/w/index.php?title=Tangjiatuo_Station&amp;action=edit&amp;redlink=1">Tangjiatuo</text:a></text:p>
          </table:table-cell>
          <table:table-cell office:value-type="string">
            <text:p><text:a xlink:href="https://en.wikipedia.org/w/index.php?title=Shichuan_Station&amp;action=edit&amp;redlink=1">Shichuan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table:style-name="ce2" office:value-type="string">
            <text:p>32.46</text:p>
          </table:table-cell>
          <table:table-cell office:value-type="float" office:value="12">
            <text:p>12</text:p>
          </table:table-cell>
          <table:table-cell office:value-type="float" office:value="2018">
            <text:p>2018</text:p>
          </table:table-cell>
          <table:table-cell office:value-type="string">
            <text:p>Planned</text:p>
          </table:table-cell>
          <table:table-cell office:value-type="string">
            <text:p><text:a xlink:href="https://en.wikipedia.org/wiki/Chongqing_Rail_Transit#cite_note-:4-47">[42]</text:a></text:p>
          </table:table-cell>
        </table:table-row>
        <table:table-row table:style-name="ro2">
          <table:covered-table-cell/>
          <table:table-cell office:value-type="float" office:value="2025">
            <text:p>2025</text:p>
          </table:table-cell>
          <table:table-cell office:value-type="string" table:number-columns-spanned="1" table:number-rows-spanned="2">
            <text:p> <text:a xlink:href="https://en.wikipedia.org/wiki/Line_5_(Chongqing_Rail_Transit)">5</text:a> </text:p>
          </table:table-cell>
          <table:table-cell office:value-type="string">
            <text:p>Phase 2</text:p>
          </table:table-cell>
          <table:table-cell office:value-type="string">
            <text:p><text:a xlink:href="https://en.wikipedia.org/w/index.php?title=The_Garden_EXPO_Center_Station&amp;action=edit&amp;redlink=1">The Garden EXPO Center</text:a></text:p>
          </table:table-cell>
          <table:table-cell office:value-type="string">
            <text:p><text:a xlink:href="https://en.wikipedia.org/w/index.php?title=Yuegangbeilu_Station&amp;action=edit&amp;redlink=1">Yuegangbeilu.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office:value-type="date" office:date-value="2018-05-08">
            <text:p>08/05/18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  <table:table-cell office:value-type="string">
            <text:p>Planned</text:p>
          </table:table-cell>
          <table:table-cell office:value-type="string">
            <text:p><text:a xlink:href="https://en.wikipedia.org/wiki/Chongqing_Rail_Transit#cite_note-:4-47">[42]</text:a></text:p>
          </table:table-cell>
        </table:table-row>
        <table:table-row table:style-name="ro2">
          <table:covered-table-cell/>
          <table:table-cell office:value-type="string">
            <text:p>?</text:p>
          </table:table-cell>
          <table:covered-table-cell table:style-name="Default"/>
          <table:table-cell office:value-type="string">
            <text:p>branch</text:p>
          </table:table-cell>
          <table:table-cell office:value-type="string">
            <text:p><text:a xlink:href="https://en.wikipedia.org/w/index.php?title=Fuhua_Road_Station&amp;action=edit&amp;redlink=1">Fuhua Rd.</text:a></text:p>
          </table:table-cell>
          <table:table-cell office:value-type="string">
            <text:p><text:a xlink:href="https://en.wikipedia.org/w/index.php?title=Tiaodeng_South_Station&amp;action=edit&amp;redlink=1">Tiaodeng S.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table:style-name="ce2" office:value-type="string">
            <text:p>29.45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string">
            <text:p>Planned</text:p>
          </table:table-cell>
          <table:table-cell office:value-type="string">
            <text:p><text:a xlink:href="https://en.wikipedia.org/wiki/Chongqing_Rail_Transit#cite_note-:4-47">[42]</text:a></text:p>
          </table:table-cell>
        </table:table-row>
        <table:table-row table:style-name="ro4">
          <table:covered-table-cell/>
          <table:table-cell office:value-type="string">
            <text:p>?</text:p>
          </table:table-cell>
          <table:table-cell office:value-type="string">
            <text:p> <text:a xlink:href="https://en.wikipedia.org/w/index.php?title=Line_S5_(Chongqing_Suburban_Railway)&amp;action=edit&amp;redlink=1">S5</text:a> </text:p>
          </table:table-cell>
          <table:table-cell office:value-type="string">
            <text:p>Jiangjin line - Phase 2</text:p>
          </table:table-cell>
          <table:table-cell office:value-type="string">
            <text:p><text:a xlink:href="https://en.wikipedia.org/w/index.php?title=Shengquansi_Station&amp;action=edit&amp;redlink=1">Shengquansi</text:a></text:p>
          </table:table-cell>
          <table:table-cell office:value-type="string">
            <text:p><text:a xlink:href="https://en.wikipedia.org/w/index.php?title=Dingshan_Station&amp;action=edit&amp;redlink=1">Dingshan</text:a></text:p>
          </table:table-cell>
          <table:table-cell office:value-type="string">
            <text:p>Heavy-rail</text:p>
          </table:table-cell>
          <table:table-cell office:value-type="string">
            <text:p>6As</text:p>
          </table:table-cell>
          <table:table-cell office:value-type="date" office:date-value="1961-04-01">
            <text:p>01/04/6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string">
            <text:p>Planned</text:p>
          </table:table-cell>
          <table:table-cell office:value-type="string">
            <text:p><text:a xlink:href="https://en.wikipedia.org/wiki/Chongqing_Rail_Transit#cite_note-48">[43]</text:a>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1"/>
        </table:table-row>
        <table:table-row table:style-name="ro6">
          <table:table-cell office:value-type="string">
            <text:p>Planned → ?</text:p>
          </table:table-cell>
          <table:table-cell/>
          <table:table-cell table:style-name="Default" table:number-columns-repeated="11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25/11/2018</text:date>, <text:time>19:2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11-25T18:47:03</meta:creation-date>
    <dc:date>2018-11-25T19:23:51</dc:date>
    <dc:creator>Juste Raimbault</dc:creator>
    <meta:editing-duration>PT20M45S</meta:editing-duration>
    <meta:editing-cycles>5</meta:editing-cycles>
    <meta:generator>OpenOffice/4.1.3$Unix OpenOffice.org_project/413m1$Build-9783</meta:generator>
    <meta:document-statistic meta:table-count="3" meta:cell-count="196" meta:object-count="0"/>
    <meta:user-defined meta:name=""/>
  </office:meta>
</office:document-meta>
</file>